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in" fo:margin-bottom="0.0799in" style:contextual-spacing="false" fo:line-height="100%" fo:text-align="justify" style:justify-single-word="false"/>
      <style:text-properties fo:color="#004f9e" loext:opacity="100%" style:font-name="Carlito" officeooo:rsid="00087448" officeooo:paragraph-rsid="00087448"/>
    </style:style>
    <style:style style:name="P2" style:family="paragraph" style:parent-style-name="Heading_20_2">
      <style:paragraph-properties fo:margin-top="0.3in" fo:margin-bottom="0.0799in" style:contextual-spacing="false" fo:line-height="100%" fo:text-align="justify" style:justify-single-word="false"/>
      <style:text-properties fo:color="#004f9e" loext:opacity="100%" style:font-name="Carlito"/>
    </style:style>
    <style:style style:name="P3" style:family="paragraph" style:parent-style-name="Text_20_body">
      <style:paragraph-properties fo:line-height="100%" fo:text-align="justify" style:justify-single-word="false"/>
      <style:text-properties style:font-name="Carlito"/>
    </style:style>
    <style:style style:name="P4" style:family="paragraph" style:parent-style-name="Text_20_body">
      <style:paragraph-properties fo:margin-top="0in" fo:margin-bottom="0in" style:contextual-spacing="false" fo:line-height="100%" fo:text-align="justify" style:justify-single-word="false"/>
      <style:text-properties style:font-name="Carlito" officeooo:paragraph-rsid="00087448"/>
    </style:style>
    <style:style style:name="P5" style:family="paragraph" style:parent-style-name="Text_20_body">
      <style:paragraph-properties fo:margin-top="0in" fo:margin-bottom="0in" style:contextual-spacing="false" fo:line-height="100%" fo:text-align="justify" style:justify-single-word="false"/>
      <style:text-properties style:font-name="Carlito"/>
    </style:style>
    <style:style style:name="P6" style:family="paragraph" style:parent-style-name="Text_20_body">
      <style:paragraph-properties fo:margin-top="0in" fo:margin-bottom="0.1in" style:contextual-spacing="false" fo:line-height="100%" fo:text-align="justify" style:justify-single-word="false"/>
      <style:text-properties style:font-name="Carlito" officeooo:paragraph-rsid="0008cb08"/>
    </style:style>
    <style:style style:name="P7" style:family="paragraph" style:parent-style-name="Standard">
      <style:paragraph-properties fo:margin-top="0.2in" fo:margin-bottom="0in" style:contextual-spacing="false" fo:line-height="100%" fo:text-align="justify" style:justify-single-word="false"/>
      <style:text-properties officeooo:paragraph-rsid="0008cb08"/>
    </style:style>
    <style:style style:name="P8" style:family="paragraph" style:parent-style-name="Text_20_body">
      <style:paragraph-properties fo:line-height="100%" fo:text-align="justify" style:justify-single-word="false"/>
    </style:style>
    <style:style style:name="P9" style:family="paragraph" style:parent-style-name="Heading_20_3">
      <style:paragraph-properties fo:margin-top="0.2in" fo:margin-bottom="0.0402in" style:contextual-spacing="false"/>
      <style:text-properties style:text-underline-style="none" fo:font-weight="bold" style:font-weight-asian="bold" style:font-weight-complex="bold"/>
    </style:style>
    <style:style style:name="P10" style:family="paragraph" style:parent-style-name="Heading_20_3">
      <style:paragraph-properties fo:margin-top="0.2in" fo:margin-bottom="0.0402in" style:contextual-spacing="false" fo:line-height="100%" fo:text-align="justify" style:justify-single-word="false"/>
      <style:text-properties fo:color="#666666" loext:opacity="100%" style:font-name="Carlito"/>
    </style:style>
    <style:style style:name="P11" style:family="paragraph" style:parent-style-name="Text_20_body" style:list-style-name="L1">
      <style:paragraph-properties fo:margin-top="0.0598in" fo:margin-bottom="0in" style:contextual-spacing="false" fo:line-height="100%" fo:text-align="justify" style:justify-single-word="false"/>
    </style:style>
    <style:style style:name="P12" style:family="paragraph" style:parent-style-name="Text_20_body" style:list-style-name="L2">
      <style:paragraph-properties fo:margin-top="0in" fo:margin-bottom="0in" style:contextual-spacing="false" fo:line-height="100%" fo:text-align="justify" style:justify-single-word="false"/>
    </style:style>
    <style:style style:name="P13" style:family="paragraph" style:parent-style-name="Text_20_body" style:list-style-name="L2">
      <style:paragraph-properties fo:margin-top="0.0598in" fo:margin-bottom="0in" style:contextual-spacing="false" fo:line-height="100%" fo:text-align="justify" style:justify-single-word="false"/>
    </style:style>
    <style:style style:name="P14" style:family="paragraph" style:parent-style-name="Text_20_body">
      <style:paragraph-properties fo:margin-top="0in" fo:margin-bottom="0in" style:contextual-spacing="false" fo:line-height="100%" fo:text-align="justify" style:justify-single-word="false"/>
      <style:text-properties style:font-name="Carlito" officeooo:paragraph-rsid="00078ad3"/>
    </style:style>
    <style:style style:name="T1" style:family="text">
      <style:text-properties style:font-name="Carlito"/>
    </style:style>
    <style:style style:name="T2" style:family="text">
      <style:text-properties style:font-name="Carlito" officeooo:rsid="00078ad3"/>
    </style:style>
    <style:style style:name="T3" style:family="text">
      <style:text-properties style:font-name="Carlito" fo:font-weight="bold" style:font-weight-asian="bold" style:font-weight-complex="bold"/>
    </style:style>
    <style:style style:name="T4" style:family="text">
      <style:text-properties style:font-name="Carlito" fo:font-weight="bold" officeooo:rsid="0008cb08" style:font-weight-asian="bold" style:font-weight-complex="bold"/>
    </style:style>
    <style:style style:name="T5" style:family="text">
      <style:text-properties style:font-name="Carlito" fo:font-weight="normal" style:font-weight-asian="normal" style:font-weight-complex="normal"/>
    </style:style>
    <style:style style:name="T6" style:family="text">
      <style:text-properties style:font-name="Carlito" officeooo:rsid="0008cb08"/>
    </style:style>
    <style:style style:name="T7" style:family="text">
      <style:text-properties officeooo:rsid="00078ad3"/>
    </style:style>
    <style:style style:name="T8" style:family="text">
      <style:text-properties fo:font-weight="bold" style:font-weight-asian="bold" style:font-weight-complex="bold"/>
    </style:style>
    <style:style style:name="T9" style:family="text">
      <style:text-properties officeooo:rsid="00087448"/>
    </style:style>
    <style:style style:name="T10" style:family="text">
      <style:text-properties fo:color="#666666" loext:opacity="100%" style:font-name="Carlito" officeooo:rsid="0008cb0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General information</text:h>
      <text:p text:style-name="P3">The day-ahead market takes place once per day. Bids are submitted at midday of <text:span text:style-name="T8">day D-1</text:span> <text:span text:style-name="T9">for </text:span>the 24 hours of <text:span text:style-name="T8">day D</text:span>. Participants must submit their bids separately for each hour.</text:p>
      <text:p text:style-name="P5">Each <text:span text:style-name="T9">bid comprises</text:span>:</text:p>
      <text:list text:style-name="L1">
        <text:list-item>
          <text:p text:style-name="P11"><text:span text:style-name="T1">The </text:span><text:span text:style-name="Strong_20_Emphasis"><text:span text:style-name="T1">amount of energy (</text:span></text:span><text:span text:style-name="Strong_20_Emphasis"><text:span text:style-name="T2">G</text:span></text:span><text:span text:style-name="Strong_20_Emphasis"><text:span text:style-name="T1">Wh)</text:span></text:span><text:span text:style-name="T1"> they want to sell or buy</text:span></text:p>
        </text:list-item>
        <text:list-item>
          <text:p text:style-name="P11"><text:span text:style-name="T1">The </text:span><text:span text:style-name="Strong_20_Emphasis"><text:span text:style-name="T1">price (€/MWh)</text:span></text:span><text:span text:style-name="T1"> at which they are willing to do so</text:span></text:p>
        </text:list-item>
      </text:list>
      <text:h text:style-name="P10" text:outline-level="3">Market Clearing Process</text:h>
      <text:p text:style-name="P4">For each hour, generation bids are ordered from the lowest to the highest price, forming the <text:span text:style-name="T8">supply curve</text:span>, while demand bids are ordered from the highest to the lowest price, forming the <text:span text:style-name="T8">demand curve</text:span>. The intersection of these two curves determines the <text:span text:style-name="T8">market clearing price</text:span>, the amount of <text:span text:style-name="T8">energy traded</text:span>, and the <text:span text:style-name="T8">generation schedule</text:span> for that hour.</text:p>
      <text:h text:style-name="P10" text:outline-level="3">Uniform-Price Auction</text:h>
      <text:p text:style-name="P5">The day-ahead market is a <text:span text:style-name="T8">uniform-price</text:span> auction, which means that all accepted generators are paid the same price and all buyers pay the same price. This price corresponds to the market clearing price. In theory, generators maximise their profits by bidding their opportunity cost (that is, their avoidable production cost), since this increases the probability of being dispatched while ensuring that their costs are covered.</text:p>
      <text:h text:style-name="P10" text:outline-level="3">Imbalances</text:h>
      <text:p text:style-name="P8"><text:span text:style-name="T1">The day-ahead market fixes revenues and payments </text:span><text:span text:style-name="Strong_20_Emphasis"><text:span text:style-name="T1">one day in advance (D-1)</text:span></text:span><text:span text:style-name="T1">. However, real production and consumption during </text:span><text:span text:style-name="T3">day D</text:span><text:span text:style-name="T1"> may differ from scheduled values </text:span><text:span text:style-name="T2">for several reasons</text:span><text:span text:style-name="T1">. These deviations are called </text:span><text:span text:style-name="Strong_20_Emphasis"><text:span text:style-name="T1">imbalances</text:span></text:span><text:span text:style-name="T1">, and they lead to </text:span><text:span text:style-name="Strong_20_Emphasis"><text:span text:style-name="T1">penalties</text:span></text:span><text:span text:style-name="T1">.</text:span></text:p>
      <text:h text:style-name="P2" text:outline-level="2">Game Description</text:h>
      <text:p text:style-name="P14">In this game, you will act as a generator participating in the day-ahead market. The exercise consists of four rounds, and each round represents one specific hour of a different day. The rounds are played sequentially, and after each round the results will be made public before the next round begins. In every round, you must submit a bid and aim to maximise your profit.</text:p>
      <text:h text:style-name="P9" text:outline-level="3"><text:span text:style-name="T10">Public information</text:span><text:span text:style-name="T7"> </text:span></text:h>
      <text:p text:style-name="P6">There are five generators, each representing one technology:</text:p>
      <text:list text:style-name="L2">
        <text:list-item>
          <text:p text:style-name="P12"><text:span text:style-name="T5">Nuclear: </text:span><text:span text:style-name="Strong_20_Emphasis"><text:span text:style-name="T5">10 GW</text:span></text:span></text:p>
        </text:list-item>
        <text:list-item>
          <text:p text:style-name="P13"><text:span text:style-name="T5">Gas: </text:span><text:span text:style-name="Strong_20_Emphasis"><text:span text:style-name="T5">20 GW</text:span></text:span></text:p>
        </text:list-item>
        <text:list-item>
          <text:p text:style-name="P13"><text:span text:style-name="T5">Coal: </text:span><text:span text:style-name="Strong_20_Emphasis"><text:span text:style-name="T5">10 GW</text:span></text:span></text:p>
        </text:list-item>
        <text:list-item>
          <text:p text:style-name="P13"><text:span text:style-name="T5">Hydro: </text:span><text:span text:style-name="Strong_20_Emphasis"><text:span text:style-name="T5">15 GW</text:span></text:span></text:p>
        </text:list-item>
        <text:list-item>
          <text:p text:style-name="P13"><text:span text:style-name="T5">Wind: </text:span><text:span text:style-name="Strong_20_Emphasis"><text:span text:style-name="T5">20 GW</text:span></text:span></text:p>
        </text:list-item>
      </text:list>
      <text:p text:style-name="P7"><text:span text:style-name="T1">At the beginning of each round, the Market Operator will provide an </text:span><text:span text:style-name="T3">estimate of total demand</text:span><text:span text:style-name="T1"> for that hour. In addition, relevant market information will be published, including the </text:span><text:span text:style-name="T3">hydro </text:span><text:span text:style-name="T4">reserves</text:span><text:span text:style-name="T6">,</text:span><text:span text:style-name="T1"> the </text:span><text:span text:style-name="T3">CO₂ price</text:span><text:span text:style-name="T1">, and any other data necessary to support your bidding deci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8T09:54:57.724056513</meta:creation-date>
    <dc:date>2026-02-18T12:56:14.831034212</dc:date>
    <meta:editing-duration>PT18M22S</meta:editing-duration>
    <meta:editing-cycles>5</meta:editing-cycles>
    <meta:generator>LibreOffice/24.2.7.2$Linux_X86_64 LibreOffice_project/420$Build-2</meta:generator>
    <meta:print-date>2026-02-18T10:21:59.807298692</meta:print-date>
    <meta:printed-by>PDF files</meta:printed-by>
    <meta:document-statistic meta:table-count="0" meta:image-count="0" meta:object-count="0" meta:page-count="1" meta:paragraph-count="21" meta:word-count="369" meta:character-count="2201" meta:non-whitespace-character-count="1860"/>
  </office:meta>
</office:document-meta>
</file>